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f9d" officeooo:paragraph-rsid="001a3f9d"/>
    </style:style>
    <style:style style:name="P2" style:family="paragraph" style:parent-style-name="Standard">
      <style:paragraph-properties fo:text-align="center" style:justify-single-word="false"/>
      <style:text-properties officeooo:rsid="001a3f9d" officeooo:paragraph-rsid="001a3f9d"/>
    </style:style>
    <style:style style:name="P3" style:family="paragraph" style:parent-style-name="Standard">
      <style:text-properties officeooo:rsid="001f256b" officeooo:paragraph-rsid="001f256b"/>
    </style:style>
    <style:style style:name="P4" style:family="paragraph" style:parent-style-name="Standard">
      <style:text-properties officeooo:rsid="001f78f5" officeooo:paragraph-rsid="001f78f5"/>
    </style:style>
    <style:style style:name="P5" style:family="paragraph" style:parent-style-name="Standard">
      <style:text-properties officeooo:rsid="00201921" officeooo:paragraph-rsid="00201921"/>
    </style:style>
    <style:style style:name="P6" style:family="paragraph" style:parent-style-name="Standard">
      <style:text-properties officeooo:rsid="0021c7a3" officeooo:paragraph-rsid="0021c7a3"/>
    </style:style>
    <style:style style:name="P7" style:family="paragraph" style:parent-style-name="Standard">
      <style:text-properties officeooo:rsid="0021c7a3" officeooo:paragraph-rsid="00241d2f"/>
    </style:style>
    <style:style style:name="P8" style:family="paragraph" style:parent-style-name="Standard">
      <style:text-properties officeooo:rsid="00241d2f" officeooo:paragraph-rsid="00241d2f"/>
    </style:style>
    <style:style style:name="P9" style:family="paragraph" style:parent-style-name="Standard">
      <style:text-properties officeooo:paragraph-rsid="00262210"/>
    </style:style>
    <style:style style:name="P10" style:family="paragraph" style:parent-style-name="Standard">
      <style:text-properties officeooo:rsid="00379092" officeooo:paragraph-rsid="00379092"/>
    </style:style>
    <style:style style:name="P11" style:family="paragraph" style:parent-style-name="Standard">
      <style:text-properties officeooo:rsid="0038a08f" officeooo:paragraph-rsid="0038a08f"/>
    </style:style>
    <style:style style:name="P12" style:family="paragraph" style:parent-style-name="Standard">
      <style:text-properties officeooo:rsid="0038c2b3" officeooo:paragraph-rsid="0038c2b3"/>
    </style:style>
    <style:style style:name="P13" style:family="paragraph" style:parent-style-name="Standard">
      <style:text-properties officeooo:rsid="003be28c" officeooo:paragraph-rsid="003be28c"/>
    </style:style>
    <style:style style:name="P14" style:family="paragraph" style:parent-style-name="Standard">
      <style:text-properties officeooo:rsid="003d46da" officeooo:paragraph-rsid="003d46da"/>
    </style:style>
    <style:style style:name="P15" style:family="paragraph" style:parent-style-name="Standard">
      <style:text-properties officeooo:rsid="003e1126" officeooo:paragraph-rsid="003e1126"/>
    </style:style>
    <style:style style:name="P16" style:family="paragraph" style:parent-style-name="Standard">
      <style:text-properties officeooo:rsid="003f6c02" officeooo:paragraph-rsid="003f6c02"/>
    </style:style>
    <style:style style:name="P17" style:family="paragraph" style:parent-style-name="Standard">
      <style:text-properties officeooo:rsid="0040ac24" officeooo:paragraph-rsid="0040ac24"/>
    </style:style>
    <style:style style:name="P18" style:family="paragraph" style:parent-style-name="Standard">
      <style:text-properties officeooo:rsid="0041afba" officeooo:paragraph-rsid="0041afba"/>
    </style:style>
    <style:style style:name="P19" style:family="paragraph" style:parent-style-name="Standard">
      <style:text-properties officeooo:rsid="0042754d" officeooo:paragraph-rsid="0042754d"/>
    </style:style>
    <style:style style:name="P20" style:family="paragraph" style:parent-style-name="Standard">
      <style:text-properties officeooo:rsid="00474d02" officeooo:paragraph-rsid="00474d02"/>
    </style:style>
    <style:style style:name="P21" style:family="paragraph" style:parent-style-name="Standard">
      <style:text-properties officeooo:rsid="004b1a1a" officeooo:paragraph-rsid="004b1a1a"/>
    </style:style>
    <style:style style:name="P22" style:family="paragraph" style:parent-style-name="Standard">
      <style:text-properties officeooo:rsid="004ee95a" officeooo:paragraph-rsid="004ee95a"/>
    </style:style>
    <style:style style:name="P23" style:family="paragraph" style:parent-style-name="Standard">
      <style:text-properties officeooo:rsid="00517774" officeooo:paragraph-rsid="00517774"/>
    </style:style>
    <style:style style:name="P24" style:family="paragraph" style:parent-style-name="Standard">
      <style:text-properties officeooo:rsid="00535025" officeooo:paragraph-rsid="00535025"/>
    </style:style>
    <style:style style:name="P25" style:family="paragraph" style:parent-style-name="Standard">
      <style:text-properties officeooo:rsid="00548f5e" officeooo:paragraph-rsid="00548f5e"/>
    </style:style>
    <style:style style:name="P26" style:family="paragraph" style:parent-style-name="Standard">
      <style:text-properties officeooo:rsid="005614af" officeooo:paragraph-rsid="005614af"/>
    </style:style>
    <style:style style:name="P27" style:family="paragraph" style:parent-style-name="Standard">
      <style:text-properties officeooo:rsid="00570768" officeooo:paragraph-rsid="00570768"/>
    </style:style>
    <style:style style:name="P28" style:family="paragraph" style:parent-style-name="Standard">
      <style:text-properties officeooo:rsid="005ad189" officeooo:paragraph-rsid="005ad189"/>
    </style:style>
    <style:style style:name="P29" style:family="paragraph" style:parent-style-name="Standard">
      <style:text-properties officeooo:rsid="005b2f22" officeooo:paragraph-rsid="005b2f22"/>
    </style:style>
    <style:style style:name="P30" style:family="paragraph" style:parent-style-name="Standard">
      <style:text-properties officeooo:paragraph-rsid="005e3caf"/>
    </style:style>
    <style:style style:name="P31" style:family="paragraph" style:parent-style-name="Standard">
      <style:text-properties officeooo:rsid="005e582d" officeooo:paragraph-rsid="005e582d"/>
    </style:style>
    <style:style style:name="P32" style:family="paragraph" style:parent-style-name="Standard">
      <style:text-properties officeooo:paragraph-rsid="00673d7a"/>
    </style:style>
    <style:style style:name="P33" style:family="paragraph" style:parent-style-name="Standard">
      <style:text-properties officeooo:rsid="00680fbf" officeooo:paragraph-rsid="0068cb1f"/>
    </style:style>
    <style:style style:name="P34" style:family="paragraph" style:parent-style-name="Standard">
      <style:text-properties officeooo:rsid="0068cb1f" officeooo:paragraph-rsid="0068cb1f"/>
    </style:style>
    <style:style style:name="P35" style:family="paragraph" style:parent-style-name="Standard">
      <style:text-properties officeooo:rsid="0074b163" officeooo:paragraph-rsid="0074b163"/>
    </style:style>
    <style:style style:name="P36" style:family="paragraph" style:parent-style-name="Standard">
      <style:text-properties officeooo:rsid="0074c73f" officeooo:paragraph-rsid="0074c73f"/>
    </style:style>
    <style:style style:name="P37" style:family="paragraph" style:parent-style-name="Standard">
      <style:text-properties officeooo:rsid="007664c7" officeooo:paragraph-rsid="007664c7"/>
    </style:style>
    <style:style style:name="P38" style:family="paragraph" style:parent-style-name="Standard">
      <style:text-properties officeooo:rsid="007664c7" officeooo:paragraph-rsid="00776349"/>
    </style:style>
    <style:style style:name="P39" style:family="paragraph" style:parent-style-name="Standard">
      <style:text-properties officeooo:rsid="007715b9" officeooo:paragraph-rsid="007715b9"/>
    </style:style>
    <style:style style:name="P40" style:family="paragraph" style:parent-style-name="Standard">
      <style:text-properties officeooo:rsid="007715b9" officeooo:paragraph-rsid="00776349"/>
    </style:style>
    <style:style style:name="P41" style:family="paragraph" style:parent-style-name="Standard">
      <style:text-properties officeooo:rsid="007c261f" officeooo:paragraph-rsid="007c261f"/>
    </style:style>
    <style:style style:name="P42" style:family="paragraph" style:parent-style-name="Standard">
      <style:text-properties officeooo:rsid="00811f64" officeooo:paragraph-rsid="00811f64"/>
    </style:style>
    <style:style style:name="P43" style:family="paragraph" style:parent-style-name="Standard">
      <style:text-properties officeooo:rsid="0081e7d8" officeooo:paragraph-rsid="0081e7d8"/>
    </style:style>
    <style:style style:name="P44" style:family="paragraph" style:parent-style-name="Standard">
      <style:text-properties officeooo:rsid="0084526e" officeooo:paragraph-rsid="0084526e"/>
    </style:style>
    <style:style style:name="P45" style:family="paragraph" style:parent-style-name="Standard">
      <style:text-properties officeooo:rsid="0084b83c" officeooo:paragraph-rsid="0084b83c"/>
    </style:style>
    <style:style style:name="P46" style:family="paragraph" style:parent-style-name="Standard">
      <style:text-properties officeooo:paragraph-rsid="008f48af"/>
    </style:style>
    <style:style style:name="T1" style:family="text">
      <style:text-properties officeooo:rsid="001a552b"/>
    </style:style>
    <style:style style:name="T2" style:family="text">
      <style:text-properties officeooo:rsid="001f1698"/>
    </style:style>
    <style:style style:name="T3" style:family="text">
      <style:text-properties officeooo:rsid="001f1eea"/>
    </style:style>
    <style:style style:name="T4" style:family="text">
      <style:text-properties officeooo:rsid="00201921"/>
    </style:style>
    <style:style style:name="T5" style:family="text">
      <style:text-properties officeooo:rsid="0021c7a3"/>
    </style:style>
    <style:style style:name="T6" style:family="text">
      <style:text-properties officeooo:rsid="0022ae4d"/>
    </style:style>
    <style:style style:name="T7" style:family="text">
      <style:text-properties officeooo:rsid="0022e6be"/>
    </style:style>
    <style:style style:name="T8" style:family="text">
      <style:text-properties officeooo:rsid="00241d2f"/>
    </style:style>
    <style:style style:name="T9" style:family="text">
      <style:text-properties officeooo:rsid="0034407d"/>
    </style:style>
    <style:style style:name="T10" style:family="text">
      <style:text-properties officeooo:rsid="003f6d60"/>
    </style:style>
    <style:style style:name="T11" style:family="text">
      <style:text-properties officeooo:rsid="00425370"/>
    </style:style>
    <style:style style:name="T12" style:family="text">
      <style:text-properties officeooo:rsid="0043f69c"/>
    </style:style>
    <style:style style:name="T13" style:family="text">
      <style:text-properties officeooo:rsid="00472bd0"/>
    </style:style>
    <style:style style:name="T14" style:family="text">
      <style:text-properties officeooo:rsid="0048186a"/>
    </style:style>
    <style:style style:name="T15" style:family="text">
      <style:text-properties officeooo:rsid="00494e4e"/>
    </style:style>
    <style:style style:name="T16" style:family="text">
      <style:text-properties officeooo:rsid="004da1c6"/>
    </style:style>
    <style:style style:name="T17" style:family="text">
      <style:text-properties officeooo:rsid="00517774"/>
    </style:style>
    <style:style style:name="T18" style:family="text">
      <style:text-properties officeooo:rsid="00521529"/>
    </style:style>
    <style:style style:name="T19" style:family="text">
      <style:text-properties officeooo:rsid="00540e36"/>
    </style:style>
    <style:style style:name="T20" style:family="text">
      <style:text-properties officeooo:rsid="0056b4ae"/>
    </style:style>
    <style:style style:name="T21" style:family="text">
      <style:text-properties officeooo:rsid="0059c8fc"/>
    </style:style>
    <style:style style:name="T22" style:family="text">
      <style:text-properties officeooo:rsid="005b2f22"/>
    </style:style>
    <style:style style:name="T23" style:family="text">
      <style:text-properties officeooo:rsid="005fadc7"/>
    </style:style>
    <style:style style:name="T24" style:family="text">
      <style:text-properties officeooo:rsid="0060b1fe"/>
    </style:style>
    <style:style style:name="T25" style:family="text">
      <style:text-properties officeooo:rsid="0062d6c9"/>
    </style:style>
    <style:style style:name="T26" style:family="text">
      <style:text-properties officeooo:rsid="00673d7a"/>
    </style:style>
    <style:style style:name="T27" style:family="text">
      <style:text-properties officeooo:rsid="006985df"/>
    </style:style>
    <style:style style:name="T28" style:family="text">
      <style:text-properties officeooo:rsid="006b30f2"/>
    </style:style>
    <style:style style:name="T29" style:family="text">
      <style:text-properties officeooo:rsid="006fcbb2"/>
    </style:style>
    <style:style style:name="T30" style:family="text">
      <style:text-properties officeooo:rsid="0073240b"/>
    </style:style>
    <style:style style:name="T31" style:family="text">
      <style:text-properties officeooo:rsid="00784ff9"/>
    </style:style>
    <style:style style:name="T32" style:family="text">
      <style:text-properties officeooo:rsid="007b3213"/>
    </style:style>
    <style:style style:name="T33" style:family="text">
      <style:text-properties officeooo:rsid="007db295"/>
    </style:style>
    <style:style style:name="T34" style:family="text">
      <style:text-properties officeooo:rsid="00805951"/>
    </style:style>
    <style:style style:name="T35" style:family="text">
      <style:text-properties officeooo:rsid="0081e7d8"/>
    </style:style>
    <style:style style:name="T36" style:family="text">
      <style:text-properties officeooo:rsid="0082af1b"/>
    </style:style>
    <style:style style:name="T37" style:family="text">
      <style:text-properties officeooo:rsid="0084c16c"/>
    </style:style>
    <style:style style:name="T38" style:family="text">
      <style:text-properties officeooo:rsid="00855140"/>
    </style:style>
    <style:style style:name="T39" style:family="text">
      <style:text-properties officeooo:rsid="00878003"/>
    </style:style>
    <style:style style:name="T40" style:family="text">
      <style:text-properties officeooo:rsid="0088ac24"/>
    </style:style>
    <style:style style:name="T41" style:family="text">
      <style:text-properties officeooo:rsid="008f48a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mapping 需要更改的参数格式</text:p>
      <text:p text:style-name="P1"/>
      <text:p text:style-name="P1">G<text:span text:style-name="T1">mapping包包含OpenSlam的Gmapping的一个ROS封装，Gmapping的ROS节点slam_gmapping提供基于激光的SLAM（同时定位和创建地图）依靠移动机器人收集的激光雷达和位姿，使用slam_gmapping可以创建2D栅格地图</text:span></text:p>
      <text:p text:style-name="P1"/>
      <text:p text:style-name="P1">外部文档</text:p>
      <text:p text:style-name="P1">主要是一个第三方包</text:p>
      <text:p text:style-name="P1"/>
      <text:p text:style-name="P1">硬件需求</text:p>
      <text:p text:style-name="P1">使用slam_<text:span text:style-name="T2">gmapping，需要移动机器人提供里程计数据，并且水平安装固定激光测距仪。slam_gmapping节点试图转换每个扫描输入数据到odom（里程计）tf坐标系。</text:span></text:p>
      <text:p text:style-name="P1"/>
      <text:p text:style-name="P1">例子</text:p>
      <text:p text:style-name="P1">机器人用激光扫描发布创建地图在base_<text:span text:style-name="T3">scan话题上</text:span></text:p>
      <text:p text:style-name="P3">$ rosrun gmapping slam_gmapping scan:=base_scan</text:p>
      <text:p text:style-name="P3"/>
      <text:p text:style-name="P4">节点</text:p>
      <text:p text:style-name="P4">slam_gmapping </text:p>
      <text:p text:style-name="P4">节点slam_gmapping采用sensor_msgs/LaserScan消息，并且构建地图（nav_<text:span text:style-name="T4">msgs/OccuancyGrid</text:span>）</text:p>
      <text:p text:style-name="P5">地图可以通过Topic或serive检索</text:p>
      <text:p text:style-name="P5"/>
      <text:p text:style-name="P5">订阅话题</text:p>
      <text:p text:style-name="P5">tf<text:span text:style-name="T5">(tf/tfMessage)</text:span></text:p>
      <text:p text:style-name="P6">转换需要设计激光坐标系<text:span text:style-name="T6">，基座坐标系和里程计坐标系</text:span></text:p>
      <text:p text:style-name="P6"/>
      <text:p text:style-name="P7">scan<text:span text:style-name="T7">(sensor_msgs/LaserScan)</text:span></text:p>
      <text:p text:style-name="P8">从激光扫描创建地图</text:p>
      <text:p text:style-name="P8"/>
      <text:p text:style-name="P9"><text:span text:style-name="T8">发布话题</text:span></text:p>
      <text:p text:style-name="P9"><text:span text:style-name="T8">map_metadata(nav_msgs/MapMetaData)</text:span></text:p>
      <text:p text:style-name="P9">从这个话题获得地图数据，这个话题是被封锁的，并定期更新</text:p>
      <text:p text:style-name="P9"/>
      <text:p text:style-name="P9">map(nav_msgs/OccupancyGrid)</text:p>
      <text:p text:style-name="P9">从这个话题获得地图数据，这个话题是被封存的，并且定期更新</text:p>
      <text:p text:style-name="P9"/>
      <text:p text:style-name="P9">～entropy（std_msgs/Float64)</text:p>
      <text:p text:style-name="P9">机器人位置姿态分布熵的估计（值越高表示越大的不确定性）</text:p>
      <text:p text:style-name="P9"/>
      <text:p text:style-name="P9"/>
      <text:p text:style-name="P9">服务</text:p>
      <text:p text:style-name="P9">dynamic_map(nav_msgs/GetMap)</text:p>
      <text:p text:style-name="P9">调用这个服务来获取地图数据</text:p>
      <text:p text:style-name="P9"/>
      <text:p text:style-name="P9">参数</text:p>
      <text:p text:style-name="P9"/>
      <text:p text:style-name="P9">.inverted_laser(string,<text:span text:style-name="T9">default:“false”)</text:span></text:p>
      <text:p text:style-name="P10">激光是朝上安装（扫描时逆时针），还是朝下安装（扫描是顺时针）</text:p>
      <text:p text:style-name="P11">.throttle_scan(int,default:1)</text:p>
      <text:p text:style-name="P12">激光扫描一周跳过多少扫描</text:p>
      <text:p text:style-name="P13">.base_frame(string,default:”base_link”)</text:p>
      <text:p text:style-name="P14">移动基座的坐标系</text:p>
      <text:p text:style-name="P15"><text:soft-page-break/>.map_frame(string,default:”map”)</text:p>
      <text:p text:style-name="P15">地图坐标系</text:p>
      <text:p text:style-name="P16">.odom_frame(string,default:”<text:span text:style-name="T10">odom</text:span>”)</text:p>
      <text:p text:style-name="P17">里程计系统的坐标系</text:p>
      <text:p text:style-name="P18">.map_update_interval(float,default:<text:span text:style-name="T11">5.0</text:span>)</text:p>
      <text:p text:style-name="P19">地图更新的时间间隔（单位<text:span text:style-name="T12">：seconds</text:span>）更新间隔越小，计算负荷越大</text:p>
      <text:p text:style-name="P19">.<text:span text:style-name="T13">maxUrange(float,default:80.0)</text:span></text:p>
      <text:p text:style-name="P20">激光雷达最大可用距离<text:span text:style-name="T14">，光束被裁剪成这个值</text:span></text:p>
      <text:p text:style-name="P20">sigma<text:span text:style-name="T15">(float,default:0.05)</text:span></text:p>
      <text:p text:style-name="P21">用作结束匹配</text:p>
      <text:p text:style-name="P21">.<text:span text:style-name="T16">kernaelSize(int,default:1)</text:span></text:p>
      <text:p text:style-name="P22">在内核内寻找一个对应</text:p>
      <text:p text:style-name="P22">.<text:span text:style-name="T17">lstep(float.default:0.05)</text:span></text:p>
      <text:p text:style-name="P23">平移的最优步长</text:p>
      <text:p text:style-name="P23">.<text:span text:style-name="T18">astep(float,default:0.05)</text:span></text:p>
      <text:p text:style-name="P24">旋转的最优步长</text:p>
      <text:p text:style-name="P24">.<text:span text:style-name="T19">iterations(int,default:5)</text:span></text:p>
      <text:p text:style-name="P25">扫描匹配的迭代次数</text:p>
      <text:p text:style-name="P26">.lsigma(float,default:3.0)</text:p>
      <text:p text:style-name="P26">评估似然的增益<text:span text:style-name="T20">，用来平滑重采样的影响</text:span></text:p>
      <text:p text:style-name="P27">.lskip(int,default:0)</text:p>
      <text:p text:style-name="P27">每次扫描跳过的波束</text:p>
      <text:p text:style-name="P27">.<text:span text:style-name="T21">minimumScore(float,default:0.0)</text:span></text:p>
      <text:p text:style-name="P28">评价扫描匹配良好结果的最低分数</text:p>
      <text:p text:style-name="P29">srr(float,default:0.1)</text:p>
      <text:p text:style-name="P29">平移函数在平移时的里程计误差（rho/rho）</text:p>
      <text:p text:style-name="P29">.srt(float,default:0.2)</text:p>
      <text:p text:style-name="P30"><text:span text:style-name="T22">旋转函数在平移时的里程计误差（rho/theta）</text:span></text:p>
      <text:p text:style-name="P30"><text:span text:style-name="T22">.str(float.default:0.1)</text:span></text:p>
      <text:p text:style-name="P31">平移函数在旋转时的里程计误差<text:span text:style-name="T23">（theta/rho）</text:span></text:p>
      <text:p text:style-name="P31">.<text:span text:style-name="T24">stt(float,default:0.2)</text:span></text:p>
      <text:p text:style-name="P32"><text:span text:style-name="T25">旋转函数在平移时的里程计误差（theta/theta）</text:span></text:p>
      <text:p text:style-name="P32"><text:span text:style-name="T25">.lineatUpdate(float,default:1.0)</text:span></text:p>
      <text:p text:style-name="P32">机器人平移这么远<text:span text:style-name="T26">，处理一次扫描</text:span></text:p>
      <text:p text:style-name="P33">.angularUpdate(float,default:0.5)</text:p>
      <text:p text:style-name="P34">如果上一次扫描处理比更新时间长，处理一次扫描<text:span text:style-name="T27">，值小于0，将会关闭更新相关时间</text:span></text:p>
      <text:p text:style-name="P34">.<text:span text:style-name="T28">resampleThreshold(float,default:0.5)</text:span></text:p>
      <text:p text:style-name="P34">基于重采样阈值的Neff</text:p>
      <text:p text:style-name="P34">.<text:span text:style-name="T29">particles(int,default:30)</text:span></text:p>
      <text:p text:style-name="P34">滤波器的粒子数</text:p>
      <text:p text:style-name="P34">.<text:span text:style-name="T30">xmin(float,deefault:-100)</text:span></text:p>
      <text:p text:style-name="P34">初始地图尺寸</text:p>
      <text:p text:style-name="P35">.ymin(float,default：-100)</text:p>
      <text:p text:style-name="P36">初始地图尺寸</text:p>
      <text:p text:style-name="P37">.xmax(float,default:100)</text:p>
      <text:p text:style-name="P39">初始地图尺寸</text:p>
      <text:p text:style-name="P38">.ymax(float,default:100)</text:p>
      <text:p text:style-name="P40">初始地图尺寸</text:p>
      <text:p text:style-name="P40">.<text:span text:style-name="T31">delta(float,default:0.05)</text:span></text:p>
      <text:p text:style-name="P40">处理参数<text:span text:style-name="T32">（地图的分辨率）</text:span></text:p>
      <text:p text:style-name="P41">.llsamplerange(float,default:0.01)</text:p>
      <text:p text:style-name="P41">似然的平移采样距离</text:p>
      <text:p text:style-name="P41"><text:soft-page-break/>.<text:span text:style-name="T33">llsamplestep(float,default:0.01)</text:span></text:p>
      <text:p text:style-name="P41">似然的平移采样步长</text:p>
      <text:p text:style-name="P41">.<text:span text:style-name="T34">lasamplerange(float,default:0.005)</text:span></text:p>
      <text:p text:style-name="P42">似然的角度采样距离</text:p>
      <text:p text:style-name="P43">.lasamplestep<text:span text:style-name="T36">(float,default:0.005)</text:span></text:p>
      <text:p text:style-name="P44">似然的角度采样步长</text:p>
      <text:p text:style-name="P45">.transform_publish_period(float,default:0.05)</text:p>
      <text:p text:style-name="P46"><text:span text:style-name="T37">转换发布间隔，单位：seconds</text:span></text:p>
      <text:p text:style-name="P46"><text:span text:style-name="T37">.occ_thresh(float,default:0.25)<text:line-break/>Gmapping占用值的阈值，有大一些的占用值的单元格，被视为占用</text:span></text:p>
      <text:p text:style-name="P46">.<text:span text:style-name="T41">maxRange(float)</text:span></text:p>
      <text:p text:style-name="P46">传感器的最大距离</text:p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6:23:40.864088784</meta:creation-date>
    <meta:generator>LibreOffice/4.2.8.2$Linux_X86_64 LibreOffice_project/420m0$Build-2</meta:generator>
    <dc:date>2016-10-15T22:04:18.987347397</dc:date>
    <meta:editing-duration>PT5H38M26S</meta:editing-duration>
    <meta:editing-cycles>126</meta:editing-cycles>
    <meta:document-statistic meta:table-count="0" meta:image-count="0" meta:object-count="0" meta:page-count="3" meta:paragraph-count="98" meta:word-count="847" meta:character-count="2257" meta:non-whitespace-character-count="2250"/>
  </office:meta>
</office:document-meta>
</file>